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center" draw:textarea-vertical-align="middle" fo:min-height="3.687cm" draw:shadow="hidden"/>
    </style:style>
    <style:style style:name="P1" style:family="paragraph">
      <loext:graphic-properties draw:fill="solid" draw:fill-color="#000000"/>
      <style:paragraph-properties fo:text-align="center"/>
      <style:text-properties fo:font-size="88pt" style:font-size-asian="88pt" style:font-size-complex="88pt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078cm" svg:height="2.221cm" svg:x="2.388cm" svg:y="4.127cm" svg:viewBox="0 0 2079 2222" svg:d="M0 2222l853-2222h317l909 2222h-335l-259-673h-929l-244 673zM641 1310h753l-232-616-92-255-36-109-29-97-24 107-27 106-32 106-37 106z">
            <text:p/>
          </draw:path>
          <draw:path draw:style-name="gr1" draw:text-style-name="P1" draw:layer="layout" svg:width="1.396cm" svg:height="2.262cm" svg:x="4.668cm" svg:y="4.703cm" svg:viewBox="0 0 1397 2263" svg:d="M0 2263v-2227h249v210l22-30 23-28 24-26 24-24 25-22 26-20 27-18 27-17 29-14 29-12 32-11 32-9 35-6 36-5 37-3 38-1 51 2 49 5 48 8 46 12 45 14 43 19 42 21 40 25 38 28 36 31 33 33 31 36 29 39 26 41 24 44 21 47 19 49 16 50 14 52 11 52 9 53 6 55 4 56 1 57-1 61-4 59-7 58-10 57-12 55-15 53-18 52-21 50-24 48-26 45-28 42-31 40-33 36-36 34-39 30-41 28-42 25-43 21-44 18-44 15-45 12-45 8-46 5-46 1-34-1-33-2-32-5-31-6-30-8-29-10-29-12-27-13-27-15-25-16-24-17-23-17-21-19-21-20-19-20-18-22v784zM247 850l2 75 6 70 10 65 13 60 18 55 11 26 11 24 12 23 13 22 15 20 15 20 32 34 17 16 17 14 18 14 18 12 18 11 19 10 19 9 20 7 20 7 20 5 21 4 22 3 21 1 22 1 23-1 22-1 22-3 21-5 21-5 21-7 20-7 19-9 20-11 18-11 19-13 18-14 35-31 33-36 16-20 14-21 14-22 13-24 11-25 11-27 18-57 14-62 10-68 7-72 2-78-2-75-6-70-10-64-14-60-18-56-10-25-12-25-12-23-13-23-15-20-15-20-32-36-34-31-18-14-18-12-18-12-19-10-19-9-19-8-20-6-21-6-20-4-21-3-22-2h-21-22l-21 2-21 3-21 5-20 6-20 7-20 8-20 9-19 11-19 12-18 14-18 14-36 33-34 39-16 21-15 22-14 23-14 24-23 53-18 57-15 61-11 66-6 71z">
            <text:p/>
          </draw:path>
          <draw:path draw:style-name="gr1" draw:text-style-name="P1" draw:layer="layout" svg:width="1.396cm" svg:height="2.262cm" svg:x="6.395cm" svg:y="4.703cm" svg:viewBox="0 0 1397 2263" svg:d="M0 2263v-2227h249v210l22-30 23-28 24-26 24-24 25-22 26-20 27-18 27-17 29-14 29-12 32-11 32-9 35-6 36-5 37-3 38-1 51 2 49 5 48 8 46 12 45 14 43 19 42 21 40 25 38 28 36 31 33 33 31 36 29 39 26 41 24 44 21 47 19 49 16 50 14 52 11 52 9 53 6 55 4 56 1 57-1 61-4 59-7 58-10 57-12 55-15 53-18 52-21 50-24 48-26 45-28 42-31 40-33 36-36 34-39 30-41 28-42 25-43 21-44 18-44 15-45 12-45 8-46 5-46 1-34-1-33-2-32-5-31-6-30-8-29-10-29-12-27-13-27-15-25-16-24-17-23-17-21-19-21-20-19-20-18-22v784zM247 850l2 75 6 70 10 65 13 60 18 55 11 26 11 24 12 23 13 22 15 20 15 20 32 34 17 16 17 14 18 14 18 12 18 11 19 10 19 9 20 7 20 7 20 5 21 4 22 3 21 1 22 1 23-1 22-1 22-3 21-5 21-5 21-7 20-7 19-9 20-11 18-11 19-13 18-14 35-31 33-36 16-20 14-21 14-22 13-24 11-25 11-27 18-57 14-62 10-68 7-72 2-78-2-75-6-70-10-64-14-60-18-56-10-25-12-25-12-23-13-23-15-20-15-20-32-36-34-31-18-14-18-12-18-12-19-10-19-9-19-8-20-6-21-6-20-4-21-3-22-2h-21-22l-21 2-21 3-21 5-20 6-20 7-20 8-20 9-19 11-19 12-18 14-18 14-36 33-34 39-16 21-15 22-14 23-14 24-23 53-18 57-15 61-11 66-6 71z">
            <text:p/>
          </draw:path>
          <draw:polygon draw:style-name="gr1" draw:text-style-name="P1" draw:layer="layout" svg:width="0.272cm" svg:height="2.221cm" svg:x="8.117cm" svg:y="4.127cm" svg:viewBox="0 0 273 2222" draw:points="0,2222 0,0 273,0 273,2222">
            <text:p/>
          </draw:polygon>
          <draw:path draw:style-name="gr1" draw:text-style-name="P1" draw:layer="layout" svg:width="1.483cm" svg:height="1.681cm" svg:x="8.722cm" svg:y="4.703cm" svg:viewBox="0 0 1484 1682" svg:d="M1193 1128l282 34-19 61-22 56-25 53-29 50-33 46-36 43-40 39-43 36-47 32-50 28-53 23-56 19-59 15-62 11-66 6-68 2-86-3-82-10-76-17-37-11-36-13-34-14-33-17-33-17-31-20-29-21-29-23-28-25-26-26-25-28-24-29-21-31-21-32-18-33-17-35-16-36-13-37-23-79-16-85-10-90-3-95 3-99 10-93 16-87 23-82 30-76 17-36 19-34 20-33 22-32 24-30 25-29 27-27 27-25 29-24 30-22 30-20 31-18 33-17 33-15 35-13 35-11 36-10 38-8 77-10 82-4 79 3 75 11 36 7 35 10 35 11 33 13 33 15 31 16 31 18 29 20 29 21 28 23 27 25 26 27 25 28 23 30 22 30 20 33 18 34 17 35 29 74 22 80 16 86 10 91 3 97-2 73h-1200l6 64 9 61 13 56 17 53 21 49 24 45 14 21 14 20 16 19 16 18 35 33 18 15 19 14 19 12 19 12 21 10 21 10 21 8 22 7 22 6 23 5 47 7 49 2 37-1 36-4 34-6 32-9 32-11 30-13 28-16 28-19 25-21 25-24 23-27 22-30 20-33 19-36 18-39zM297 687h899l-6-50-7-46-10-42-12-40-14-37-16-33-18-30-10-14-10-13-17-19-17-18-18-17-18-15-19-14-20-13-20-12-21-10-21-10-22-8-23-6-23-6-24-4-25-3-50-3-46 2-44 6-43 10-20 6-20 8-20 8-19 9-18 11-18 11-35 26-33 29-30 33-27 35-23 38-20 41-16 44-12 46-9 4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21:53:47.622000000</meta:creation-date>
    <dc:date>2019-07-28T21:57:10.339000000</dc:date>
    <meta:editing-duration>PT1M9S</meta:editing-duration>
    <meta:editing-cycles>1</meta:editing-cycles>
    <meta:document-statistic meta:object-count="6"/>
    <meta:generator>LibreOffice/6.2.5.2$Windows_x86 LibreOffice_project/1ec314fa52f458adc18c4f025c545a4e8b22c159</meta:generator>
  </office:meta>
</office:document-meta>
</file>